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ffff99" draw:textarea-horizontal-align="justify" draw:textarea-vertical-align="top" draw:auto-grow-height="false" fo:min-height="0cm" fo:min-width="0cm" draw:shadow="visib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ff99ff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stroke="dash" draw:stroke-dash="Fine_20_Dashed_20__28_var_29_" svg:stroke-width="0.106cm" svg:stroke-color="#0084d1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ff0066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dash" draw:stroke-dash="Fine_20_Dashed" svg:stroke-width="0.106cm" svg:stroke-color="#ff3333" draw:marker-start-width="0.359cm" draw:marker-end-width="0.359cm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1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5" style:family="graphic" style:parent-style-name="objectwithoutfill">
      <style:graphic-properties draw:stroke="dash" draw:stroke-dash="Fine_20_Dashed_20__28_var_29_"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draw:stroke="dash" draw:stroke-dash="Fine_20_Dashed_20__28_var_29_"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fill-color="#cccc99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color="#ff3333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color="#ff3333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7.2cm" svg:height="1.8cm" svg:x="0cm" svg:y="0cm">
          <text:p text:style-name="P1">webWorker(概略)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3" draw:id="id3" draw:layer="layout" svg:width="3.957cm" svg:height="0.998cm" svg:x="3.7cm" svg:y="8.25cm">
          <text:p text:style-name="P1">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3.957cm" svg:height="0.998cm" svg:x="10.543cm" svg:y="8.25cm">
          <text:p text:style-name="P1">WorkerProx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3.957cm" svg:height="0.998cm" svg:x="3.7cm" svg:y="11.302cm">
          <text:p text:style-name="P1">WorkerProx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3.957cm" svg:height="0.998cm" svg:x="10.543cm" svg:y="11.302cm">
          <text:p text:style-name="P1">Jo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s" svg:x1="7.657cm" svg:y1="11.801cm" svg:x2="10.543cm" svg:y2="11.801cm" draw:start-shape="id1" draw:start-glue-point="1" draw:end-shape="id2" draw:end-glue-point="3" svg:d="M7657 11801h501 1883 502">
          <text:p text:style-name="P1"/>
          <text:p text:style-name="P1">1:*</text:p>
        </draw:connector>
        <draw:connector draw:style-name="gr2" draw:text-style-name="P1" draw:layer="layout" draw:type="lines" svg:x1="7.657cm" svg:y1="8.749cm" svg:x2="10.543cm" svg:y2="8.749cm" draw:start-shape="id3" draw:start-glue-point="1" draw:end-shape="id4" svg:d="M7657 8749h501 1883 502">
          <text:p text:style-name="P1"/>
          <text:p text:style-name="P1">1:*</text:p>
        </draw:connector>
      </draw:page>
      <draw:page draw:name="page2" draw:style-name="dp1" draw:master-page-name="預設">
        <draw:custom-shape draw:style-name="gr3" draw:text-style-name="P1" xml:id="id5" draw:id="id5" draw:layer="layout" svg:width="3.957cm" svg:height="0.998cm" svg:x="2.972cm" svg:y="0.5cm">
          <text:p text:style-name="P1">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4cm" svg:height="1.1cm" svg:x="13.4cm" svg:y="1.1cm">
          <text:p text:style-name="P2"><text:span text:style-name="T1">使用者發出一任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7" draw:id="id7" draw:layer="layout" svg:width="7.7cm" svg:height="3.4cm" svg:x="1.1cm" svg:y="5.5cm">
          <text:p text:style-name="P3">mainCheck</text:p>
          <text:p text:style-name="P3"><text:span text:style-name="T1"/></text:p>
          <text:p text:style-name="P3"><text:span text:style-name="T1">1.</text:span><text:span text:style-name="T1">是否工作列中有 </text:span><text:span text:style-name="T1">job </text:span><text:span text:style-name="T1">要接</text:span></text:p>
          <text:p text:style-name="P3"><text:span text:style-name="T1"/></text:p>
          <text:p text:style-name="P3"><text:span text:style-name="T1">2.</text:span><text:span text:style-name="T1">是否有閒置中的 </text:span><text:span text:style-name="T1">worker </text:span><text:span text:style-name="T1">可接 </text:span><text:span text:style-name="T1">job </text:span></text:p>
          <draw:enhanced-geometry svg:viewBox="0 0 21600 21600" draw:type="rectangle" draw:enhanced-path="M 0 0 L 21600 0 21600 21600 0 21600 0 0 Z N"/>
        </draw:custom-shape>
        <draw:rect draw:style-name="gr5" draw:text-style-name="P2" xml:id="id6" draw:id="id6" draw:layer="layout" svg:width="4cm" svg:height="1.2cm" svg:x="2.95cm" svg:y="3cm">
          <text:p text:style-name="P1"><text:span text:style-name="T1">把任務化為 </text:span><text:span text:style-name="T1">job</text:span></text:p>
        </draw:rect>
        <draw:connector draw:style-name="gr6" draw:text-style-name="P1" draw:layer="layout" draw:type="lines" svg:x1="4.95cm" svg:y1="1.498cm" svg:x2="4.95cm" svg:y2="3cm" draw:start-shape="id5" draw:start-glue-point="2" draw:end-shape="id6" draw:end-glue-point="0" svg:d="M4950 1498v502 499 501">
          <text:p/>
        </draw:connector>
        <draw:connector draw:style-name="gr6" draw:text-style-name="P1" draw:layer="layout" draw:type="lines" svg:x1="4.95cm" svg:y1="4.2cm" svg:x2="4.95cm" svg:y2="5.5cm" draw:start-shape="id6" draw:start-glue-point="2" draw:end-shape="id7" draw:end-glue-point="0" svg:d="M4950 4200v501 298 501">
          <text:p/>
        </draw:connector>
        <draw:custom-shape draw:style-name="gr7" draw:text-style-name="P4" xml:id="id8" draw:id="id8" draw:layer="layout" svg:width="6.061cm" svg:height="3.686cm" svg:x="1.92cm" svg:y="12.114cm">
          <text:p text:style-name="P4"><text:span text:style-name="T1">若現有</text:span><text:span text:style-name="T1">worker</text:span><text:span text:style-name="T1">的數量</text:span></text:p>
          <text:p text:style-name="P4"><text:span text:style-name="T1">尚未達最大值</text:span></text:p>
          <text:p text:style-name="P4"><text:span text:style-name="T1">新增一個 </text:span><text:span text:style-name="T1">worker</text:span></text:p>
          <text:p text:style-name="P4"><text:span text:style-name="T1"/></text:p>
          <text:p text:style-name="P4"><text:span text:style-name="T1">若現有的</text:span><text:span text:style-name="T1">worker</text:span><text:span text:style-name="T1">已達最大數量</text:span></text:p>
          <text:p text:style-name="P4"><text:span text:style-name="T1">就沒事可做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2" draw:layer="layout" draw:type="lines" svg:x1="4.95cm" svg:y1="8.9cm" svg:x2="4.95cm" svg:y2="12.114cm" draw:start-shape="id7" draw:start-glue-point="2" draw:end-shape="id8" draw:end-glue-point="0" svg:d="M4950 8900v701 2012 501">
          <text:p text:style-name="P1"><text:span text:style-name="T1">沒有閒置中的</text:span><text:span text:style-name="T1">worker</text:span></text:p>
        </draw:connector>
        <draw:custom-shape draw:style-name="gr9" draw:text-style-name="P2" xml:id="id9" draw:id="id9" draw:layer="layout" svg:width="3.8cm" svg:height="1.5cm" svg:x="14cm" svg:y="7.3cm">
          <text:p text:style-name="P2"><text:span text:style-name="T1">請</text:span><text:span text:style-name="T1">worker</text:span><text:span text:style-name="T1">接 </text:span><text:span text:style-name="T1">job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0" draw:id="id10" draw:layer="layout" svg:width="3.8cm" svg:height="1.5cm" svg:x="14cm" svg:y="13cm">
          <text:p text:style-name="P2"><text:span text:style-name="T1">worker</text:span><text:span text:style-name="T1">接的</text:span><text:span text:style-name="T1">job</text:span></text:p>
          <text:p text:style-name="P2"><text:span text:style-name="T1">結束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s" svg:x1="15.9cm" svg:y1="8.8cm" svg:x2="15.9cm" svg:y2="13cm" draw:start-shape="id9" draw:start-glue-point="2" draw:end-shape="id10" draw:end-glue-point="0" svg:d="M15900 8800v501 3198 501">
          <text:p text:style-name="P1">工作中</text:p>
        </draw:connector>
        <draw:connector draw:style-name="gr12" draw:text-style-name="P6" draw:layer="layout" draw:line-skew="0.499cm -0.825cm" svg:x1="4.95cm" svg:y1="8.9cm" svg:x2="14cm" svg:y2="8.05cm" draw:start-shape="id7" draw:start-glue-point="2" draw:end-shape="id9" draw:end-glue-point="3" svg:d="M4950 8900v1200h5725v-2050h3325">
          <text:p text:style-name="P5"><text:span text:style-name="T2">有閒置的</text:span><text:span text:style-name="T2">worker</text:span></text:p>
          <text:p text:style-name="P5"><text:span text:style-name="T3">(A)</text:span></text:p>
        </draw:connector>
        <draw:custom-shape draw:style-name="gr13" draw:text-style-name="P2" xml:id="id11" draw:id="id11" draw:layer="layout" svg:width="4.6cm" svg:height="2.4cm" svg:x="12.1cm" svg:y="3.3cm">
          <text:p text:style-name="P2"><text:span text:style-name="T1">避免有太多工作閒置</text:span></text:p>
          <text:p text:style-name="P2"><text:span text:style-name="T1">但</text:span><text:span text:style-name="T1">worker</text:span><text:span text:style-name="T1">的數量不夠</text:span></text:p>
          <text:p text:style-name="P2"><text:span text:style-name="T1"/></text:p>
          <text:p text:style-name="P2"><text:span text:style-name="T1">盡可能讓最多的 </text:span><text:span text:style-name="T1">worker </text:span><text:span text:style-name="T1">工作</text:span></text:p>
          <draw:enhanced-geometry svg:viewBox="0 0 21600 21600" draw:glue-points="10800 0 0 10800 10800 21600 21600 10800" draw:text-areas="?f3 ?f3 ?f4 ?f4" draw:type="hexagon" draw:modifiers="2413.040643338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4" draw:text-style-name="P1" draw:layer="layout" draw:line-skew="0.449cm" svg:x1="17.8cm" svg:y1="8.05cm" svg:x2="16.7cm" svg:y2="4.5cm" draw:start-shape="id9" draw:start-glue-point="1" draw:end-shape="id11" draw:end-glue-point="7" svg:d="M17800 8050h950v-3550h-2050">
          <text:p/>
        </draw:connector>
        <draw:connector draw:style-name="gr6" draw:text-style-name="P1" draw:layer="layout" draw:line-skew="0.95cm" svg:x1="12.1cm" svg:y1="4.5cm" svg:x2="8.8cm" svg:y2="7.2cm" draw:start-shape="id11" draw:start-glue-point="5" draw:end-shape="id7" svg:d="M12100 4500h-827v2700h-2473">
          <text:p/>
        </draw:connector>
        <draw:custom-shape draw:style-name="gr1" draw:text-style-name="P2" xml:id="id12" draw:id="id12" draw:layer="layout" svg:width="3.9cm" svg:height="1.1cm" svg:x="9.5cm" svg:y="11cm">
          <text:p text:style-name="P2"><text:span text:style-name="T1">工作結束</text:span></text:p>
          <text:p text:style-name="P2"><text:span text:style-name="T1">接新工作</text:span></text:p>
          <draw:enhanced-geometry svg:viewBox="0 0 21600 21600" draw:glue-points="10800 0 0 10800 10800 21600 21600 10800" draw:text-areas="?f3 ?f3 ?f4 ?f4" draw:type="hexagon" draw:modifiers="2131.7610869007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6" draw:text-style-name="P1" draw:layer="layout" svg:x1="11.45cm" svg:y1="11cm" svg:x2="8.8cm" svg:y2="7.2cm" draw:start-shape="id12" draw:start-glue-point="4" draw:end-shape="id7" draw:end-glue-point="1" svg:d="M11450 11000v-3800h-2650">
          <text:p/>
        </draw:connector>
        <draw:connector draw:style-name="gr6" draw:text-style-name="P1" draw:layer="layout" svg:x1="14cm" svg:y1="13.75cm" svg:x2="11.45cm" svg:y2="12.1cm" draw:start-shape="id10" draw:start-glue-point="3" draw:end-shape="id12" svg:d="M14000 13750h-2550v-1650">
          <text:p/>
        </draw:connector>
        <draw:custom-shape draw:style-name="gr3" draw:text-style-name="P1" xml:id="id14" draw:id="id14" draw:layer="layout" svg:width="4.2cm" svg:height="1.2cm" svg:x="1.1cm" svg:y="18.1cm">
          <text:p text:style-name="P1">worker誕生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3.4cm" svg:y1="1.65cm" svg:x2="6.929cm" svg:y2="0.999cm" draw:start-shape="id13" draw:start-glue-point="3" draw:end-shape="id5" draw:end-glue-point="1" svg:d="M13400 1650c-4852 0-1617-651-6471-651">
          <text:p/>
        </draw:connector>
        <draw:connector draw:style-name="gr15" draw:text-style-name="P1" draw:layer="layout" draw:type="curve" svg:x1="4.95cm" svg:y1="15.8cm" svg:x2="3.2cm" svg:y2="18.1cm" draw:start-shape="id8" draw:start-glue-point="2" draw:end-shape="id14" draw:end-glue-point="0" svg:d="M4950 15800c0 1725-1750 575-1750 2300">
          <text:p/>
        </draw:connector>
        <draw:custom-shape draw:style-name="gr1" draw:text-style-name="P1" xml:id="id15" draw:id="id15" draw:layer="layout" svg:width="4.2cm" svg:height="1.2cm" svg:x="1.101cm" svg:y="21.1cm">
          <text:p text:style-name="P1">worker初始化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lines" svg:x1="3.2cm" svg:y1="19.3cm" svg:x2="3.201cm" svg:y2="21.1cm" draw:start-shape="id14" draw:start-glue-point="2" draw:end-shape="id15" draw:end-glue-point="0" svg:d="M3200 19300v502l1 797v501">
          <text:p/>
        </draw:connector>
        <draw:custom-shape draw:style-name="gr1" draw:text-style-name="P7" xml:id="id17" draw:id="id17" draw:layer="layout" svg:width="4.6cm" svg:height="1.6cm" svg:x="7.6cm" svg:y="18.6cm">
          <text:p text:style-name="P1"><text:span text:style-name="T4">是否有工作可接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6" draw:id="id16" draw:layer="layout" svg:width="3.8cm" svg:height="1.5cm" svg:x="14cm" svg:y="18.65cm">
          <text:p text:style-name="P2"><text:span text:style-name="T1">worker</text:span><text:span text:style-name="T1">接 </text:span><text:span text:style-name="T1">job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line-skew="1.699cm" svg:x1="17.8cm" svg:y1="19.4cm" svg:x2="16.7cm" svg:y2="4.5cm" draw:start-shape="id16" draw:start-glue-point="1" draw:end-shape="id11" draw:end-glue-point="7" svg:d="M17800 19400h2200v-14900h-3300">
          <text:p/>
        </draw:connector>
        <draw:connector draw:style-name="gr11" draw:text-style-name="P1" draw:layer="layout" draw:type="lines" svg:x1="15.9cm" svg:y1="18.65cm" svg:x2="15.9cm" svg:y2="14.5cm" draw:start-shape="id16" draw:start-glue-point="0" draw:end-shape="id10" draw:end-glue-point="2" svg:d="M15900 18650v-501-3148-501">
          <text:p text:style-name="P1">工作中</text:p>
        </draw:connector>
        <draw:connector draw:style-name="gr6" draw:text-style-name="P1" draw:layer="layout" svg:x1="5.301cm" svg:y1="21.7cm" svg:x2="7.6cm" svg:y2="19.4cm" draw:start-shape="id15" draw:start-glue-point="1" draw:end-shape="id17" draw:end-glue-point="3" svg:d="M5301 21700h1236v-2300h1063">
          <text:p/>
        </draw:connector>
        <draw:connector draw:style-name="gr8" draw:text-style-name="P1" draw:layer="layout" draw:type="lines" svg:x1="12.2cm" svg:y1="19.4cm" svg:x2="14cm" svg:y2="19.4cm" draw:start-shape="id17" draw:start-glue-point="1" draw:end-shape="id16" svg:d="M12200 19400h501 798 501">
          <text:p text:style-name="P1">有</text:p>
        </draw:connector>
        <draw:custom-shape draw:style-name="gr1" draw:text-style-name="P8" xml:id="id18" draw:id="id18" draw:layer="layout" svg:width="4.1cm" svg:height="1.3cm" svg:x="7.85cm" svg:y="21.7cm">
          <text:p text:style-name="P1"><text:span text:style-name="T5">是否是</text:span><text:span text:style-name="T6">正職</text:span><text:span text:style-name="T5">員工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s" svg:x1="9.9cm" svg:y1="20.2cm" svg:x2="9.9cm" svg:y2="21.7cm" draw:start-shape="id17" draw:start-glue-point="2" draw:end-shape="id18" draw:end-glue-point="0" svg:d="M9900 20200v501 498 501">
          <text:p/>
        </draw:connector>
        <draw:connector draw:style-name="gr8" draw:text-style-name="P1" draw:layer="layout" draw:type="lines" svg:x1="7.85cm" svg:y1="22.35cm" svg:x2="4.3cm" svg:y2="24.25cm" draw:start-shape="id18" draw:end-shape="id19" draw:end-glue-point="7" svg:d="M7850 22350h-501l-2547 1900h-502">
          <text:p text:style-name="P1">是</text:p>
        </draw:connector>
        <draw:rect draw:style-name="gr5" draw:text-style-name="P1" xml:id="id20" draw:id="id20" draw:layer="layout" svg:width="2.3cm" svg:height="1.4cm" svg:x="3.2cm" svg:y="27.3cm">
          <text:p text:style-name="P1">idle</text:p>
        </draw:rect>
        <draw:connector draw:style-name="gr8" draw:text-style-name="P1" draw:layer="layout" draw:type="lines" svg:x1="9.9cm" svg:y1="23cm" svg:x2="4.35cm" svg:y2="27.3cm" draw:start-shape="id18" draw:start-glue-point="2" draw:end-shape="id20" draw:end-glue-point="0" svg:d="M9900 23000v501l-5550 3298v501">
          <text:p text:style-name="P1">否</text:p>
        </draw:connector>
        <draw:rect draw:style-name="gr5" draw:text-style-name="P1" xml:id="id21" draw:id="id21" draw:layer="layout" svg:width="2.3cm" svg:height="1.4cm" svg:x="14.4cm" svg:y="27.3cm">
          <text:p text:style-name="P1">death</text:p>
        </draw:rect>
        <draw:connector draw:style-name="gr16" draw:text-style-name="P1" xml:id="id22" draw:id="id22" draw:layer="layout" draw:type="lines" svg:x1="5.5cm" svg:y1="28cm" svg:x2="14.4cm" svg:y2="28cm" draw:start-shape="id20" draw:start-glue-point="1" draw:end-shape="id21" svg:d="M5500 28000h501 7898 501">
          <text:p/>
        </draw:connector>
        <draw:custom-shape draw:style-name="gr17" draw:text-style-name="P2" xml:id="id23" draw:id="id23" draw:layer="layout" svg:width="4.7cm" svg:height="1.1cm" svg:x="13.3cm" svg:y="21.9cm">
          <text:p text:style-name="P2"><text:span text:style-name="T1">manager</text:span><text:span text:style-name="T1">找你</text:span></text:p>
          <text:p text:style-name="P2"><text:span text:style-name="T1">進入</text:span><text:span text:style-name="T1">(A)</text:span></text:p>
          <draw:enhanced-geometry svg:viewBox="0 0 21600 21600" draw:glue-points="10800 0 0 10800 10800 21600 21600 10800" draw:text-areas="?f3 ?f3 ?f4 ?f4" draw:type="hexagon" draw:modifiers="2664.9649010848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2" xml:id="id19" draw:id="id19" draw:layer="layout" svg:width="4.1cm" svg:height="2.3cm" svg:x="0.2cm" svg:y="23.1cm">
          <text:p text:style-name="P2"><text:span text:style-name="T1">進入等待 </text:span></text:p>
          <text:p text:style-name="P2"><text:span text:style-name="T1">等</text:span><text:span text:style-name="T1">manager</text:span><text:span text:style-name="T1">找</text:span></text:p>
          <text:p text:style-name="P2"><text:span text:style-name="T1">然後進入</text:span><text:span text:style-name="T1">(A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6" draw:text-style-name="P1" draw:layer="layout" draw:type="curve" svg:x1="9.95cm" svg:y1="28cm" svg:x2="15.65cm" svg:y2="23cm" draw:start-shape="id22" draw:start-glue-point="0" draw:end-shape="id23" draw:end-glue-point="6" svg:d="M9950 28000c0-3921 5700-1421 5700-5000">
          <text:p/>
        </draw:connector>
      </draw:page>
      <draw:page draw:name="page3" draw:style-name="dp1" draw:master-page-name="預設">
        <draw:rect draw:style-name="gr5" draw:text-style-name="P1" xml:id="id24" draw:id="id24" draw:layer="layout" svg:width="2.3cm" svg:height="1.4cm" svg:x="4.035cm" svg:y="1.5cm">
          <text:p text:style-name="P1">idle</text:p>
        </draw:rect>
        <draw:rect draw:style-name="gr5" draw:text-style-name="P1" xml:id="id25" draw:id="id25" draw:layer="layout" svg:width="2.3cm" svg:height="1.4cm" svg:x="15.235cm" svg:y="1.5cm">
          <text:p text:style-name="P1">death?</text:p>
        </draw:rect>
        <draw:connector draw:style-name="gr16" draw:text-style-name="P1" draw:layer="layout" draw:type="lines" svg:x1="6.335cm" svg:y1="2.2cm" svg:x2="15.235cm" svg:y2="2.2cm" draw:start-shape="id24" draw:start-glue-point="1" draw:end-shape="id25" svg:d="M6335 2200h501 7898 501">
          <text:p/>
        </draw:connector>
        <draw:rect draw:style-name="gr5" draw:text-style-name="P2" xml:id="id26" draw:id="id26" draw:layer="layout" svg:width="4.1cm" svg:height="1.4cm" svg:x="12.5cm" svg:y="5.2cm">
          <text:p text:style-name="P1"><text:span text:style-name="T1">若大家都在忙</text:span></text:p>
          <text:p text:style-name="P1"><text:span text:style-name="T1">只有我一人閒置</text:span></text:p>
        </draw:rect>
        <draw:connector draw:style-name="gr6" draw:text-style-name="P1" draw:layer="layout" draw:type="lines" svg:x1="16.385cm" svg:y1="2.9cm" svg:x2="14.55cm" svg:y2="5.2cm" draw:start-shape="id25" draw:start-glue-point="2" draw:end-shape="id26" draw:end-glue-point="0" svg:d="M16385 2900v501l-1835 1298v501">
          <text:p/>
        </draw:connector>
        <draw:connector draw:style-name="gr8" draw:text-style-name="P1" draw:layer="layout" svg:x1="12.5cm" svg:y1="5.9cm" svg:x2="5.185cm" svg:y2="2.9cm" draw:start-shape="id26" draw:start-glue-point="3" draw:end-shape="id24" draw:end-glue-point="2" svg:d="M12500 5900h-7315v-3000">
          <text:p text:style-name="P1">是(繼續待命)</text:p>
        </draw:connector>
        <draw:rect draw:style-name="gr5" draw:text-style-name="P2" xml:id="id27" draw:id="id27" draw:layer="layout" svg:width="4.1cm" svg:height="1.4cm" svg:x="12.5cm" svg:y="8.1cm">
          <text:p text:style-name="P1"><text:span text:style-name="T1">是否只剩我一人</text:span></text:p>
          <text:p text:style-name="P1"><text:span text:style-name="T1">(</text:span><text:span text:style-name="T1">公司沒聘僱正職</text:span><text:span text:style-name="T1">)</text:span></text:p>
        </draw:rect>
        <draw:connector draw:style-name="gr6" draw:text-style-name="P1" draw:layer="layout" svg:x1="12.5cm" svg:y1="8.8cm" svg:x2="5.185cm" svg:y2="2.9cm" draw:start-shape="id27" draw:start-glue-point="3" draw:end-shape="id24" draw:end-glue-point="2" svg:d="M12500 8800h-7315v-5900">
          <text:p/>
        </draw:connector>
        <draw:connector draw:style-name="gr6" draw:text-style-name="P1" draw:layer="layout" draw:type="lines" svg:x1="14.55cm" svg:y1="6.6cm" svg:x2="14.55cm" svg:y2="8.1cm" draw:start-shape="id26" draw:start-glue-point="2" draw:end-shape="id27" draw:end-glue-point="0" svg:d="M14550 6600v501 498 501">
          <text:p/>
        </draw:connector>
        <draw:rect draw:style-name="gr5" draw:text-style-name="P1" xml:id="id28" draw:id="id28" draw:layer="layout" svg:width="2.3cm" svg:height="1.4cm" svg:x="13.4cm" svg:y="11.8cm">
          <text:p text:style-name="P1">death</text:p>
        </draw:rect>
        <draw:connector draw:style-name="gr8" draw:text-style-name="P1" draw:layer="layout" draw:type="lines" svg:x1="14.55cm" svg:y1="9.5cm" svg:x2="14.55cm" svg:y2="11.8cm" draw:start-shape="id27" draw:start-glue-point="2" draw:end-shape="id28" draw:end-glue-point="0" svg:d="M14550 9500v501 1298 501">
          <text:p text:style-name="P1">否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6-15T19:39:08.02</meta:creation-date>
    <dc:date>2019-06-15T20:46:35.09</dc:date>
    <meta:editing-duration>PT1H7M21S</meta:editing-duration>
    <meta:editing-cycles>20</meta:editing-cycles>
    <meta:generator>OpenOffice/4.1.5$Win32 OpenOffice.org_project/415m1$Build-9789</meta:generator>
    <meta:document-statistic meta:object-count="57"/>
  </office:meta>
</office:document-meta>
</file>